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RION GARCIA, VIDA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RRION GARCIA, VIDA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3103367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ALAS TAPIA, ULISE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3103652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8</text:p>
          </table:table-cell>
          <table:table-cell table:style-name="Tableau1.D2" office:value-type="string">
            <text:p text:style-name="P12">68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8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6:39:1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